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"/>
  <manifest:file-entry manifest:full-path="ObjectReplacements/Object 3" manifest:media-type=""/>
  <manifest:file-entry manifest:full-path="ObjectReplacements/Object 6" manifest:media-type=""/>
  <manifest:file-entry manifest:full-path="ObjectReplacements/Object 1" manifest:media-type=""/>
  <manifest:file-entry manifest:full-path="ObjectReplacements/Object 5" manifest:media-type=""/>
  <manifest:file-entry manifest:full-path="ObjectReplacements/Object 2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1.68mm"/>
    </style:style>
    <style:style style:name="co2" style:family="table-column">
      <style:table-column-properties fo:break-before="auto" style:column-width="27.08mm"/>
    </style:style>
    <style:style style:name="co3" style:family="table-column">
      <style:table-column-properties fo:break-before="auto" style:column-width="24.59mm"/>
    </style:style>
    <style:style style:name="co4" style:family="table-column">
      <style:table-column-properties fo:break-before="auto" style:column-width="30.41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83.39mm" svg:height="113.69mm" svg:x="12.64mm" svg:y="43.29mm">
            <loext:p draw:notify-on-update-of-ranges="Sheet1.A2:Sheet1.A11 Sheet1.B1:Sheet1.B1 Sheet1.B2:Sheet1.B11 Sheet1.C1:Sheet1.C1 Sheet1.C2:Sheet1.C11 Sheet1.D1:Sheet1.D1 Sheet1.D2:Sheet1.D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4.84mm" svg:height="51mm" svg:x="314.71mm" svg:y="108.91mm">
            <loext:p draw:notify-on-update-of-ranges="Sheet1.A1:Sheet1.A1 Sheet1.A2:Sheet1.A11 Sheet1.B1:Sheet1.B1 Sheet1.B2:Sheet1.B11 Sheet1.C1:Sheet1.C1 Sheet1.C2:Sheet1.C11 Sheet1.D1:Sheet1.D1 Sheet1.D2:Sheet1.D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334.5mm" svg:height="140mm" svg:x="18.4mm" svg:y="24.43mm">
            <loext:p draw:notify-on-update-of-ranges="Sheet1.A1:Sheet1.A1 Sheet1.A2:Sheet1.A11 Sheet1.B1:Sheet1.B1 Sheet1.B2:Sheet1.B11 Sheet1.C1:Sheet1.C1 Sheet1.C2:Sheet1.C11 Sheet1.D1:Sheet1.D1 Sheet1.D2:Sheet1.D1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60mm" svg:height="90.05mm" svg:x="134.64mm" svg:y="1.33mm">
            <loext:p draw:notify-on-update-of-ranges="Sheet1.A1:Sheet1.A1 Sheet1.A2:Sheet1.A11 Sheet1.B1:Sheet1.B1 Sheet1.B2:Sheet1.B11 Sheet1.C1:Sheet1.C1 Sheet1.C2:Sheet1.C11 Sheet1.D1:Sheet1.D1 Sheet1.D2:Sheet1.D1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83.39mm" svg:height="113.69mm" svg:x="51.86mm" svg:y="153.54mm">
            <loext:p draw:notify-on-update-of-ranges="Sheet1.A2:Sheet1.A11 Sheet1.B1:Sheet1.B1 Sheet1.B2:Sheet1.B11 Sheet1.C1:Sheet1.C1 Sheet1.C2:Sheet1.C11 Sheet1.D1:Sheet1.D1 Sheet1.D2:Sheet1.D1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283.39mm" svg:height="113.69mm" svg:x="0.01mm" svg:y="45.16mm">
            <loext:p draw:notify-on-update-of-ranges="Sheet1.A2:Sheet1.A11 Sheet1.B1:Sheet1.B1 Sheet1.B2:Sheet1.B11 Sheet1.C1:Sheet1.C1 Sheet1.C2:Sheet1.C11 Sheet1.D1:Sheet1.D1 Sheet1.D2:Sheet1.D1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étapes</text:p>
          </table:table-cell>
          <table:table-cell table:style-name="ce1" office:value-type="string" calcext:value-type="string">
            <text:p><text:s/></text:p>
          </table:table-cell>
          <table:table-cell table:style-name="ce1" office:value-type="string" calcext:value-type="string">
            <text:p>Réalisé</text:p>
          </table:table-cell>
          <table:table-cell table:style-name="ce1" office:value-type="string" calcext:value-type="string">
            <text:p>Restant à faire</text:p>
          </table:table-cell>
          <table:table-cell table:style-name="ce1" office:value-type="string" calcext:value-type="string">
            <text:p>Date fin</text:p>
          </table:table-cell>
        </table:table-row>
        <table:table-row table:style-name="ro1">
          <table:table-cell office:value-type="string" calcext:value-type="string">
            <text:p>Interface utilisateur</text:p>
          </table:table-cell>
          <table:table-cell office:value-type="date" office:date-value="2017-02-01" calcext:value-type="date">
            <text:p>01/02/1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date" office:date-value="2017-02-14" calcext:value-type="date">
            <text:p>14/02/17</text:p>
          </table:table-cell>
        </table:table-row>
        <table:table-row table:style-name="ro1">
          <table:table-cell office:value-type="string" calcext:value-type="string">
            <text:p>Lecture du code existant</text:p>
          </table:table-cell>
          <table:table-cell office:value-type="date" office:date-value="2017-02-15" calcext:value-type="date">
            <text:p>15/02/1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date" office:date-value="2017-03-05" calcext:value-type="date">
            <text:p>05/03/17</text:p>
          </table:table-cell>
        </table:table-row>
        <table:table-row table:style-name="ro1">
          <table:table-cell office:value-type="string" calcext:value-type="string">
            <text:p>Portage de la Centrale DCC</text:p>
          </table:table-cell>
          <table:table-cell office:value-type="date" office:date-value="2017-03-05" calcext:value-type="date">
            <text:p>05/03/1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date" office:date-value="2017-03-19" calcext:value-type="date">
            <text:p>19/03/17</text:p>
          </table:table-cell>
        </table:table-row>
        <table:table-row table:style-name="ro1">
          <table:table-cell office:value-type="string" calcext:value-type="string">
            <text:p>Portage des capteurs/aiguillage</text:p>
          </table:table-cell>
          <table:table-cell office:value-type="date" office:date-value="2017-03-19" calcext:value-type="date">
            <text:p>19/03/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date" office:date-value="2017-04-02" calcext:value-type="date">
            <text:p>02/04/17</text:p>
          </table:table-cell>
        </table:table-row>
        <table:table-row table:style-name="ro1">
          <table:table-cell office:value-type="string" calcext:value-type="string">
            <text:p>Création des scénario A</text:p>
          </table:table-cell>
          <table:table-cell office:value-type="date" office:date-value="2017-04-02" calcext:value-type="date">
            <text:p>02/04/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date" office:date-value="2017-04-16" calcext:value-type="date">
            <text:p>16/04/17</text:p>
          </table:table-cell>
        </table:table-row>
        <table:table-row table:style-name="ro1">
          <table:table-cell office:value-type="string" calcext:value-type="string">
            <text:p>Définition interface DCC-IXL</text:p>
          </table:table-cell>
          <table:table-cell office:value-type="date" office:date-value="2017-02-26" calcext:value-type="date">
            <text:p>26/02/1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date" office:date-value="2017-03-18" calcext:value-type="date">
            <text:p>18/03/17</text:p>
          </table:table-cell>
        </table:table-row>
        <table:table-row table:style-name="ro1">
          <table:table-cell office:value-type="string" calcext:value-type="string">
            <text:p>Définition logique IXL</text:p>
          </table:table-cell>
          <table:table-cell office:value-type="date" office:date-value="2017-03-02" calcext:value-type="date">
            <text:p>02/03/1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date" office:date-value="2017-03-18" calcext:value-type="date">
            <text:p>18/03/17</text:p>
          </table:table-cell>
        </table:table-row>
        <table:table-row table:style-name="ro1">
          <table:table-cell office:value-type="string" calcext:value-type="string">
            <text:p>Implementation moteur XIL</text:p>
          </table:table-cell>
          <table:table-cell office:value-type="date" office:date-value="2017-04-16" calcext:value-type="date">
            <text:p>16/04/1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date" office:date-value="2017-05-07" calcext:value-type="date">
            <text:p>07/05/17</text:p>
          </table:table-cell>
        </table:table-row>
        <table:table-row table:style-name="ro1">
          <table:table-cell office:value-type="string" calcext:value-type="string">
            <text:p>Création des scenarios B</text:p>
          </table:table-cell>
          <table:table-cell office:value-type="date" office:date-value="2017-05-07" calcext:value-type="date">
            <text:p>07/05/1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date" office:date-value="2017-05-21" calcext:value-type="date">
            <text:p>21/05/17</text:p>
          </table:table-cell>
        </table:table-row>
        <table:table-row table:style-name="ro1">
          <table:table-cell office:value-type="string" calcext:value-type="string">
            <text:p>Rédaction rapport</text:p>
          </table:table-cell>
          <table:table-cell office:value-type="date" office:date-value="2017-02-01" calcext:value-type="date">
            <text:p>01/02/17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date" office:date-value="2017-05-21" calcext:value-type="date">
            <text:p>21/05/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5">00/00/0000</text:date>, <text:time style:data-style-name="N2" text:time-value="21:25:51.3133915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7:50:15.774605718</meta:creation-date>
    <dc:date>2017-02-25T21:59:57.202771434</dc:date>
    <meta:editing-duration>PT50M31S</meta:editing-duration>
    <meta:editing-cycles>9</meta:editing-cycles>
    <meta:generator>LibreOffice/5.1.6.2.0$Linux_X86_64 LibreOffice_project/10$Build-2</meta:generator>
    <meta:document-statistic meta:table-count="1" meta:cell-count="55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entury Schoolbook L'" style:font-style-name="Italic" style:font-family-generic="roman" fo:font-size="16pt" fo:font-style="italic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Century Schoolbook L'" style:font-style-name="Roman" style:font-family-generic="roman" fo:font-size="10pt" fo:font-weight="bold" style:font-size-asian="10pt" style:font-size-complex="10pt"/>
    </style:style>
    <style:style style:name="ch4" style:family="chart">
      <style:chart-properties chart:stacked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entury Schoolbook L'" style:font-style-name="Roman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style="italic" fo:font-weight="bold" style:font-size-asian="9pt" style:font-size-complex="9pt"/>
    </style:style>
    <style:style style:name="ch7" style:family="chart" style:data-style-name="N37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Century Schoolbook L'" style:font-style-name="Roman" style:font-family-generic="roman" fo:font-size="10pt" style:font-size-asian="10pt" style:font-size-complex="10pt"/>
    </style:style>
    <style:style style:name="ch8" style:family="chart">
      <style:chart-properties style:rotation-angle="0"/>
      <style:text-properties fo:font-family="'Century Schoolbook L'" style:font-style-name="Bold Italic" style:font-family-generic="roman" fo:font-size="12pt" fo:font-style="italic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11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 draw:opacity="0%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34cm" svg:height="11.37cm" xlink:href=".." xlink:type="simple" chart:class="chart:bar" chart:style-name="ch1">
        <chart:title svg:x="12.753cm" svg:y="0.16cm" chart:style-name="ch2">
          <text:p>Diagramme de Gantt psesi</text:p>
        </chart:title>
        <chart:legend svg:x="23.825cm" svg:y="3.612cm" style:legend-expansion="custom" chartooo:width="3.186cm" chartooo:height="2.365cm" style:legend-expansion-aspect-ratio="1.34714587737844" chart:style-name="ch3"/>
        <chart:plot-area chart:style-name="ch4" table:cell-range-address="Sheet1.A1:Sheet1.D11" chart:data-source-has-labels="both" svg:x="4.497cm" svg:y="1.57cm" svg:width="18.311cm" svg:height="8.313cm">
          <chartooo:coordinate-region svg:x="9.802cm" svg:y="1.57cm" svg:width="12.343cm" svg:height="7.613cm"/>
          <chart:axis chart:dimension="x" chart:name="primary-x" chart:style-name="ch5" chartooo:axis-type="auto">
            <chartooo:date-scale/>
            <chart:title svg:x="3.227cm" svg:y="6.53cm" chart:style-name="ch6">
              <text:p>Tâches</text:p>
            </chart:title>
            <chart:categories table:cell-range-address="Sheet1.A2:Sheet1.A11"/>
          </chart:axis>
          <chart:axis chart:dimension="y" chart:name="primary-y" chart:style-name="ch7">
            <chart:title svg:x="14.712cm" svg:y="9.989cm" chart:style-name="ch8">
              <text:p>Avancement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bar">
            <chart:data-point chart:repeated="10"/>
          </chart:series>
          <chart:series chart:style-name="ch11" chart:values-cell-range-address="Sheet1.C2:Sheet1.C11" chart:label-cell-address="Sheet1.C1:Sheet1.C1" chart:class="chart:bar">
            <chart:data-point chart:repeated="10"/>
          </chart:series>
          <chart:series chart:style-name="ch12" chart:values-cell-range-address="Sheet1.D2:Sheet1.D11" chart:label-cell-address="Sheet1.D1:Sheet1.D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Sheet1.B1:Sheet1.B1</svg:desc>
                </draw:g>
              </table:table-cell>
              <table:table-cell office:value-type="string">
                <text:p>Réalisé</text:p>
                <draw:g>
                  <svg:desc>Sheet1.C1:Sheet1.C1</svg:desc>
                </draw:g>
              </table:table-cell>
              <table:table-cell office:value-type="string">
                <text:p>Restant à fair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face utilisateur</text:p>
                <draw:g>
                  <svg:desc>Sheet1.A2:Sheet1.A11</svg:desc>
                </draw:g>
              </table:table-cell>
              <table:table-cell office:value-type="float" office:value="42767">
                <text:p>42767</text:p>
                <draw:g>
                  <svg:desc>Sheet1.B2:Sheet1.B11</svg:desc>
                </draw:g>
              </table:table-cell>
              <table:table-cell office:value-type="float" office:value="14">
                <text:p>14</text:p>
                <draw:g>
                  <svg:desc>Sheet1.C2:Sheet1.C11</svg:desc>
                </draw:g>
              </table:table-cell>
              <table:table-cell office:value-type="float" office:value="0">
                <text:p>0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Lecture du code existant</text:p>
              </table:table-cell>
              <table:table-cell office:value-type="float" office:value="42781">
                <text:p>4278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ortage de la Centrale DCC</text:p>
              </table:table-cell>
              <table:table-cell office:value-type="float" office:value="42799">
                <text:p>4279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ortage des capteurs/aiguillage</text:p>
              </table:table-cell>
              <table:table-cell office:value-type="float" office:value="42813">
                <text:p>4281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réation des scénario A</text:p>
              </table:table-cell>
              <table:table-cell office:value-type="float" office:value="42827">
                <text:p>4282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éfinition interface DCC-IXL</text:p>
              </table:table-cell>
              <table:table-cell office:value-type="float" office:value="42792">
                <text:p>4279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éfinition logique IXL</text:p>
              </table:table-cell>
              <table:table-cell office:value-type="float" office:value="42796">
                <text:p>4279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plementation moteur XIL</text:p>
              </table:table-cell>
              <table:table-cell office:value-type="float" office:value="42841">
                <text:p>4284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réation des scenarios B</text:p>
              </table:table-cell>
              <table:table-cell office:value-type="float" office:value="42862">
                <text:p>4286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édaction rapport</text:p>
              </table:table-cell>
              <table:table-cell office:value-type="float" office:value="42767">
                <text:p>42767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8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.485cm" svg:height="5.101cm" xlink:href=".." xlink:type="simple" chart:class="chart:bar" chart:style-name="ch1">
        <chart:legend chart:legend-position="end" svg:x="1.777cm" svg:y="1.157cm" style:legend-expansion="high" chart:style-name="ch2"/>
        <chart:plot-area chart:style-name="ch3" table:cell-range-address="Sheet1.A1:Sheet1.D11" chart:data-source-has-labels="both" svg:x="0.069cm" svg:y="0.102cm" svg:width="1.639cm" svg:height="4.897cm">
          <chartooo:coordinate-region svg:x="0.936cm" svg:y="0.102cm" svg:width="0.546cm" svg:height="3.431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series chart:style-name="ch8" chart:values-cell-range-address="Sheet1.C2:Sheet1.C11" chart:label-cell-address="Sheet1.C1:Sheet1.C1" chart:class="chart:bar">
            <chart:data-point chart:repeated="10"/>
          </chart:series>
          <chart:series chart:style-name="ch9" chart:values-cell-range-address="Sheet1.D2:Sheet1.D11" chart:label-cell-address="Sheet1.D1:Sheet1.D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Sheet1.B1:Sheet1.B1</svg:desc>
                </draw:g>
              </table:table-cell>
              <table:table-cell office:value-type="string">
                <text:p>Réalisé</text:p>
                <draw:g>
                  <svg:desc>Sheet1.C1:Sheet1.C1</svg:desc>
                </draw:g>
              </table:table-cell>
              <table:table-cell office:value-type="string">
                <text:p>Restant à fair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face utilisateur</text:p>
                <draw:g>
                  <svg:desc>Sheet1.A2:Sheet1.A11</svg:desc>
                </draw:g>
              </table:table-cell>
              <table:table-cell office:value-type="float" office:value="42767">
                <text:p>42767</text:p>
                <draw:g>
                  <svg:desc>Sheet1.B2:Sheet1.B11</svg:desc>
                </draw:g>
              </table:table-cell>
              <table:table-cell office:value-type="float" office:value="14">
                <text:p>14</text:p>
                <draw:g>
                  <svg:desc>Sheet1.C2:Sheet1.C11</svg:desc>
                </draw:g>
              </table:table-cell>
              <table:table-cell office:value-type="float" office:value="0">
                <text:p>0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Lecture du code existant</text:p>
              </table:table-cell>
              <table:table-cell office:value-type="float" office:value="42781">
                <text:p>4278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ortage de la Centrale DCC</text:p>
              </table:table-cell>
              <table:table-cell office:value-type="float" office:value="42799">
                <text:p>4279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ortage des capteurs/aiguillage</text:p>
              </table:table-cell>
              <table:table-cell office:value-type="float" office:value="42813">
                <text:p>4281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réation des scénario A</text:p>
              </table:table-cell>
              <table:table-cell office:value-type="float" office:value="42827">
                <text:p>4282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éfinition interface DCC-IXL</text:p>
              </table:table-cell>
              <table:table-cell office:value-type="float" office:value="42792">
                <text:p>4279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éfinition logique IXL</text:p>
              </table:table-cell>
              <table:table-cell office:value-type="float" office:value="42796">
                <text:p>4279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plementation moteur XIL</text:p>
              </table:table-cell>
              <table:table-cell office:value-type="float" office:value="42841">
                <text:p>4284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réation des scenarios B</text:p>
              </table:table-cell>
              <table:table-cell office:value-type="float" office:value="42862">
                <text:p>4286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édaction rapport</text:p>
              </table:table-cell>
              <table:table-cell office:value-type="float" office:value="42767">
                <text:p>42767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family="'Century Schoolbook L'" style:font-style-name="Bold Italic" style:font-family-generic="roman" fo:font-size="18pt" fo:font-style="italic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Century Schoolbook L'" style:font-style-name="Bold" style:font-family-generic="roman" fo:font-size="12pt" fo:font-weight="bold" style:font-size-asian="10pt" style:font-size-complex="10pt"/>
    </style:style>
    <style:style style:name="ch4" style:family="chart">
      <style:chart-properties chart:stacked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entury Schoolbook L'" style:font-style-name="Roman" style:font-family-generic="roman" fo:font-size="11pt" style:font-size-asian="10pt" style:font-size-complex="10pt"/>
    </style:style>
    <style:style style:name="ch6" style:family="chart">
      <style:chart-properties chart:auto-position="true" style:rotation-angle="90"/>
      <style:text-properties fo:font-family="'Century Schoolbook L'" style:font-style-name="Italic" style:font-family-generic="roman" fo:font-size="12pt" fo:font-style="italic" style:font-size-asian="9pt" style:font-size-complex="9pt"/>
    </style:style>
    <style:style style:name="ch7" style:family="chart" style:data-style-name="N37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Century Schoolbook L'" style:font-style-name="Roman" style:font-family-generic="roman" fo:font-size="12pt" style:font-size-asian="10pt" style:font-size-complex="10pt"/>
    </style:style>
    <style:style style:name="ch8" style:family="chart">
      <style:chart-properties style:rotation-angle="0"/>
      <style:text-properties fo:font-family="'Century Schoolbook L'" style:font-style-name="Italic" style:font-family-generic="roman" fo:font-size="12pt" fo:font-style="italic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11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33.451cm" svg:height="14.001cm" xlink:href=".." xlink:type="simple" chart:class="chart:bar" chart:style-name="ch1">
        <chart:title svg:x="13.224cm" svg:y="0.416cm" chart:style-name="ch2">
          <text:p>diagramme de Gantt</text:p>
        </chart:title>
        <chart:legend svg:x="28.373cm" svg:y="5.059cm" style:legend-expansion="custom" chartooo:width="4.448cm" chartooo:height="2.549cm" style:legend-expansion-aspect-ratio="1.74499803844645" chart:style-name="ch3"/>
        <chart:plot-area chart:style-name="ch4" table:cell-range-address="Sheet1.A1:Sheet1.D11" chart:data-source-has-labels="both" svg:x="1.935cm" svg:y="2.307cm" svg:width="26.868cm" svg:height="10.171cm">
          <chartooo:coordinate-region svg:x="8.033cm" svg:y="2.307cm" svg:width="19.948cm" svg:height="9.365cm"/>
          <chart:axis chart:dimension="x" chart:name="primary-x" chart:style-name="ch5" chartooo:axis-type="auto">
            <chartooo:date-scale/>
            <chart:title svg:x="0.43cm" svg:y="8.143cm" chart:style-name="ch6">
              <text:p>Tâches</text:p>
            </chart:title>
            <chart:categories table:cell-range-address="Sheet1.A2:Sheet1.A11"/>
          </chart:axis>
          <chart:axis chart:dimension="y" chart:name="primary-y" chart:style-name="ch7">
            <chart:title svg:x="17.222cm" svg:y="12.842cm" chart:style-name="ch8">
              <text:p>Avancement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bar">
            <chart:data-point chart:repeated="10"/>
          </chart:series>
          <chart:series chart:style-name="ch11" chart:values-cell-range-address="Sheet1.C2:Sheet1.C11" chart:label-cell-address="Sheet1.C1:Sheet1.C1" chart:class="chart:bar">
            <chart:data-point chart:repeated="10"/>
          </chart:series>
          <chart:series chart:style-name="ch12" chart:values-cell-range-address="Sheet1.D2:Sheet1.D11" chart:label-cell-address="Sheet1.D1:Sheet1.D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Sheet1.B1:Sheet1.B1</svg:desc>
                </draw:g>
              </table:table-cell>
              <table:table-cell office:value-type="string">
                <text:p>Réalisé</text:p>
                <draw:g>
                  <svg:desc>Sheet1.C1:Sheet1.C1</svg:desc>
                </draw:g>
              </table:table-cell>
              <table:table-cell office:value-type="string">
                <text:p>Restant à fair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face utilisateur</text:p>
                <draw:g>
                  <svg:desc>Sheet1.A2:Sheet1.A11</svg:desc>
                </draw:g>
              </table:table-cell>
              <table:table-cell office:value-type="float" office:value="42767">
                <text:p>42767</text:p>
                <draw:g>
                  <svg:desc>Sheet1.B2:Sheet1.B11</svg:desc>
                </draw:g>
              </table:table-cell>
              <table:table-cell office:value-type="float" office:value="14">
                <text:p>14</text:p>
                <draw:g>
                  <svg:desc>Sheet1.C2:Sheet1.C11</svg:desc>
                </draw:g>
              </table:table-cell>
              <table:table-cell office:value-type="float" office:value="0">
                <text:p>0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Lecture du code existant</text:p>
              </table:table-cell>
              <table:table-cell office:value-type="float" office:value="42781">
                <text:p>4278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ortage de la Centrale DCC</text:p>
              </table:table-cell>
              <table:table-cell office:value-type="float" office:value="42799">
                <text:p>4279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ortage des capteurs/aiguillage</text:p>
              </table:table-cell>
              <table:table-cell office:value-type="float" office:value="42813">
                <text:p>4281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réation des scénario A</text:p>
              </table:table-cell>
              <table:table-cell office:value-type="float" office:value="42827">
                <text:p>4282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éfinition interface DCC-IXL</text:p>
              </table:table-cell>
              <table:table-cell office:value-type="float" office:value="42792">
                <text:p>4279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éfinition logique IXL</text:p>
              </table:table-cell>
              <table:table-cell office:value-type="float" office:value="42796">
                <text:p>4279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plementation moteur XIL</text:p>
              </table:table-cell>
              <table:table-cell office:value-type="float" office:value="42841">
                <text:p>4284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réation des scenarios B</text:p>
              </table:table-cell>
              <table:table-cell office:value-type="float" office:value="42862">
                <text:p>4286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édaction rapport</text:p>
              </table:table-cell>
              <table:table-cell office:value-type="float" office:value="42767">
                <text:p>42767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7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6cm" xlink:href=".." xlink:type="simple" chart:class="chart:bar" chart:style-name="ch1">
        <chart:legend chart:legend-position="end" svg:x="13.023cm" svg:y="3.706cm" style:legend-expansion="high" chart:style-name="ch2"/>
        <chart:plot-area chart:style-name="ch3" table:cell-range-address="Sheet1.A1:Sheet1.D11" chart:data-source-has-labels="both" svg:x="0.32cm" svg:y="0.18cm" svg:width="12.383cm" svg:height="8.646cm">
          <chartooo:coordinate-region svg:x="5.386cm" svg:y="0.18cm" svg:width="6.852cm" svg:height="7.999cm"/>
          <chart:axis chart:dimension="x" chart:name="primary-x" chart:style-name="ch4" chartooo:axis-type="auto">
            <chartooo:date-scale/>
            <chart:categories table:cell-range-address="Sheet1.A2:Sheet1.A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1" chart:label-cell-address="Sheet1.B1:Sheet1.B1" chart:class="chart:bar">
            <chart:data-point chart:repeated="10"/>
          </chart:series>
          <chart:series chart:style-name="ch8" chart:values-cell-range-address="Sheet1.C2:Sheet1.C11" chart:label-cell-address="Sheet1.C1:Sheet1.C1" chart:class="chart:bar">
            <chart:data-point chart:repeated="10"/>
          </chart:series>
          <chart:series chart:style-name="ch9" chart:values-cell-range-address="Sheet1.D2:Sheet1.D11" chart:label-cell-address="Sheet1.D1:Sheet1.D1" chart:class="chart:bar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Sheet1.B1:Sheet1.B1</svg:desc>
                </draw:g>
              </table:table-cell>
              <table:table-cell office:value-type="string">
                <text:p>Réalisé</text:p>
                <draw:g>
                  <svg:desc>Sheet1.C1:Sheet1.C1</svg:desc>
                </draw:g>
              </table:table-cell>
              <table:table-cell office:value-type="string">
                <text:p>Restant à fair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face utilisateur</text:p>
                <draw:g>
                  <svg:desc>Sheet1.A2:Sheet1.A11</svg:desc>
                </draw:g>
              </table:table-cell>
              <table:table-cell office:value-type="float" office:value="42767">
                <text:p>42767</text:p>
                <draw:g>
                  <svg:desc>Sheet1.B2:Sheet1.B11</svg:desc>
                </draw:g>
              </table:table-cell>
              <table:table-cell office:value-type="float" office:value="14">
                <text:p>14</text:p>
                <draw:g>
                  <svg:desc>Sheet1.C2:Sheet1.C11</svg:desc>
                </draw:g>
              </table:table-cell>
              <table:table-cell office:value-type="float" office:value="0">
                <text:p>0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Lecture du code existant</text:p>
              </table:table-cell>
              <table:table-cell office:value-type="float" office:value="42781">
                <text:p>4278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ortage de la Centrale DCC</text:p>
              </table:table-cell>
              <table:table-cell office:value-type="float" office:value="42799">
                <text:p>4279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ortage des capteurs/aiguillage</text:p>
              </table:table-cell>
              <table:table-cell office:value-type="float" office:value="42813">
                <text:p>4281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réation des scénario A</text:p>
              </table:table-cell>
              <table:table-cell office:value-type="float" office:value="42827">
                <text:p>4282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éfinition interface DCC-IXL</text:p>
              </table:table-cell>
              <table:table-cell office:value-type="float" office:value="42792">
                <text:p>4279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éfinition logique IXL</text:p>
              </table:table-cell>
              <table:table-cell office:value-type="float" office:value="42796">
                <text:p>4279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plementation moteur XIL</text:p>
              </table:table-cell>
              <table:table-cell office:value-type="float" office:value="42841">
                <text:p>4284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réation des scenarios B</text:p>
              </table:table-cell>
              <table:table-cell office:value-type="float" office:value="42862">
                <text:p>4286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édaction rapport</text:p>
              </table:table-cell>
              <table:table-cell office:value-type="float" office:value="42767">
                <text:p>42767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entury Schoolbook L'" style:font-style-name="Italic" style:font-family-generic="roman" fo:font-size="16pt" fo:font-style="italic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Century Schoolbook L'" style:font-style-name="Roman" style:font-family-generic="roman" fo:font-size="10pt" fo:font-weight="bold" style:font-size-asian="10pt" style:font-size-complex="10pt"/>
    </style:style>
    <style:style style:name="ch4" style:family="chart">
      <style:chart-properties chart:stacked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entury Schoolbook L'" style:font-style-name="Roman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style="italic" fo:font-weight="bold" style:font-size-asian="9pt" style:font-size-complex="9pt"/>
    </style:style>
    <style:style style:name="ch7" style:family="chart" style:data-style-name="N37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Century Schoolbook L'" style:font-style-name="Roman" style:font-family-generic="roman" fo:font-size="10pt" style:font-size-asian="10pt" style:font-size-complex="10pt"/>
    </style:style>
    <style:style style:name="ch8" style:family="chart">
      <style:chart-properties style:rotation-angle="0"/>
      <style:text-properties fo:font-family="'Century Schoolbook L'" style:font-style-name="Bold Italic" style:font-family-generic="roman" fo:font-size="12pt" fo:font-style="italic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11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 draw:opacity="0%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34cm" svg:height="11.37cm" xlink:href=".." xlink:type="simple" chart:class="chart:bar" chart:style-name="ch1">
        <chart:title svg:x="12.753cm" svg:y="0.162cm" chart:style-name="ch2">
          <text:p>Diagramme de Gantt psesi</text:p>
        </chart:title>
        <chart:legend svg:x="23.825cm" svg:y="3.612cm" style:legend-expansion="custom" chartooo:width="3.186cm" chartooo:height="2.365cm" style:legend-expansion-aspect-ratio="1.34714587737844" chart:style-name="ch3"/>
        <chart:plot-area chart:style-name="ch4" table:cell-range-address="Sheet1.A2:Sheet1.D11 Sheet1.B1:Sheet1.D1" chart:data-source-has-labels="both" svg:x="4.497cm" svg:y="1.57cm" svg:width="18.311cm" svg:height="8.313cm">
          <chartooo:coordinate-region svg:x="9.802cm" svg:y="1.57cm" svg:width="12.343cm" svg:height="7.613cm"/>
          <chart:axis chart:dimension="x" chart:name="primary-x" chart:style-name="ch5" chartooo:axis-type="auto">
            <chartooo:date-scale/>
            <chart:title svg:x="3.227cm" svg:y="6.53cm" chart:style-name="ch6">
              <text:p>Tâches</text:p>
            </chart:title>
            <chart:categories table:cell-range-address="Sheet1.A2:Sheet1.A11"/>
          </chart:axis>
          <chart:axis chart:dimension="y" chart:name="primary-y" chart:style-name="ch7">
            <chart:title svg:x="14.713cm" svg:y="9.989cm" chart:style-name="ch8">
              <text:p>Avancement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bar">
            <chart:data-point chart:repeated="10"/>
          </chart:series>
          <chart:series chart:style-name="ch11" chart:values-cell-range-address="Sheet1.C2:Sheet1.C11" chart:label-cell-address="Sheet1.C1:Sheet1.C1" chart:class="chart:bar">
            <chart:data-point chart:repeated="10"/>
          </chart:series>
          <chart:series chart:style-name="ch12" chart:values-cell-range-address="Sheet1.D2:Sheet1.D11" chart:label-cell-address="Sheet1.D1:Sheet1.D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Sheet1.B1:Sheet1.B1</svg:desc>
                </draw:g>
              </table:table-cell>
              <table:table-cell office:value-type="string">
                <text:p>Réalisé</text:p>
                <draw:g>
                  <svg:desc>Sheet1.C1:Sheet1.C1</svg:desc>
                </draw:g>
              </table:table-cell>
              <table:table-cell office:value-type="string">
                <text:p>Restant à fair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face utilisateur</text:p>
                <draw:g>
                  <svg:desc>Sheet1.A2:Sheet1.A11</svg:desc>
                </draw:g>
              </table:table-cell>
              <table:table-cell office:value-type="float" office:value="42767">
                <text:p>42767</text:p>
                <draw:g>
                  <svg:desc>Sheet1.B2:Sheet1.B11</svg:desc>
                </draw:g>
              </table:table-cell>
              <table:table-cell office:value-type="float" office:value="14">
                <text:p>14</text:p>
                <draw:g>
                  <svg:desc>Sheet1.C2:Sheet1.C11</svg:desc>
                </draw:g>
              </table:table-cell>
              <table:table-cell office:value-type="float" office:value="0">
                <text:p>0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Lecture du code existant</text:p>
              </table:table-cell>
              <table:table-cell office:value-type="float" office:value="42781">
                <text:p>4278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ortage de la Centrale DCC</text:p>
              </table:table-cell>
              <table:table-cell office:value-type="float" office:value="42799">
                <text:p>4279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ortage des capteurs/aiguillage</text:p>
              </table:table-cell>
              <table:table-cell office:value-type="float" office:value="42813">
                <text:p>4281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réation des scénario A</text:p>
              </table:table-cell>
              <table:table-cell office:value-type="float" office:value="42827">
                <text:p>4282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éfinition interface DCC-IXL</text:p>
              </table:table-cell>
              <table:table-cell office:value-type="float" office:value="42792">
                <text:p>4279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éfinition logique IXL</text:p>
              </table:table-cell>
              <table:table-cell office:value-type="float" office:value="42796">
                <text:p>4279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plementation moteur XIL</text:p>
              </table:table-cell>
              <table:table-cell office:value-type="float" office:value="42841">
                <text:p>4284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réation des scenarios B</text:p>
              </table:table-cell>
              <table:table-cell office:value-type="float" office:value="42862">
                <text:p>4286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édaction rapport</text:p>
              </table:table-cell>
              <table:table-cell office:value-type="float" office:value="42767">
                <text:p>42767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family="'Century Schoolbook L'" style:font-style-name="Italic" style:font-family-generic="roman" fo:font-size="16pt" fo:font-style="italic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family="'Century Schoolbook L'" style:font-style-name="Roman" style:font-family-generic="roman" fo:font-size="10pt" fo:font-weight="bold" style:font-size-asian="10pt" style:font-size-complex="10pt"/>
    </style:style>
    <style:style style:name="ch4" style:family="chart">
      <style:chart-properties chart:stacked="true" chart:vertical="true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family="'Century Schoolbook L'" style:font-style-name="Roman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2pt" fo:font-style="italic" fo:font-weight="bold" style:font-size-asian="9pt" style:font-size-complex="9pt"/>
    </style:style>
    <style:style style:name="ch7" style:family="chart" style:data-style-name="N37">
      <style:chart-properties chart:display-label="true" chart:logarithmic="false" chart:origin="0" chart:reverse-direction="false" text:line-break="false" loext:try-staggering-first="false" chart:link-data-style-to-source="false" chart:axis-position="1"/>
      <style:graphic-properties svg:stroke-color="#b3b3b3"/>
      <style:text-properties fo:font-family="'Century Schoolbook L'" style:font-style-name="Roman" style:font-family-generic="roman" fo:font-size="10pt" style:font-size-asian="10pt" style:font-size-complex="10pt"/>
    </style:style>
    <style:style style:name="ch8" style:family="chart">
      <style:chart-properties style:rotation-angle="0"/>
      <style:text-properties fo:font-family="'Century Schoolbook L'" style:font-style-name="Bold Italic" style:font-family-generic="roman" fo:font-size="12pt" fo:font-style="italic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37">
      <style:chart-properties chart:link-data-style-to-source="true"/>
      <style:graphic-properties draw:stroke="none" draw:fill-color="#004586" draw:opacity="0%" dr3d:edge-rounding="5%"/>
      <style:text-properties fo:font-size="10pt" style:font-size-asian="10pt" style:font-size-complex="10pt"/>
    </style:style>
    <style:style style:name="ch11" style:family="chart" style:data-style-name="N37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37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 draw:opacity="0%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8.34cm" svg:height="11.37cm" xlink:href=".." xlink:type="simple" chart:class="chart:bar" chart:style-name="ch1">
        <chart:title svg:x="12.753cm" svg:y="0.162cm" chart:style-name="ch2">
          <text:p>Diagramme de Gantt psesi</text:p>
        </chart:title>
        <chart:legend svg:x="23.825cm" svg:y="3.612cm" style:legend-expansion="custom" chartooo:width="3.186cm" chartooo:height="2.365cm" style:legend-expansion-aspect-ratio="1.34714587737844" chart:style-name="ch3"/>
        <chart:plot-area chart:style-name="ch4" table:cell-range-address="Sheet1.A2:Sheet1.D11 Sheet1.B1:Sheet1.D1" chart:data-source-has-labels="both" svg:x="4.497cm" svg:y="1.57cm" svg:width="18.311cm" svg:height="8.313cm">
          <chartooo:coordinate-region svg:x="9.802cm" svg:y="1.57cm" svg:width="12.343cm" svg:height="7.613cm"/>
          <chart:axis chart:dimension="x" chart:name="primary-x" chart:style-name="ch5" chartooo:axis-type="auto">
            <chartooo:date-scale/>
            <chart:title svg:x="3.227cm" svg:y="6.53cm" chart:style-name="ch6">
              <text:p>Tâches</text:p>
            </chart:title>
            <chart:categories table:cell-range-address="Sheet1.A2:Sheet1.A11"/>
          </chart:axis>
          <chart:axis chart:dimension="y" chart:name="primary-y" chart:style-name="ch7">
            <chart:title svg:x="14.713cm" svg:y="9.989cm" chart:style-name="ch8">
              <text:p>Avancement</text:p>
            </chart:title>
            <chart:grid chart:style-name="ch9" chart:class="major"/>
          </chart:axis>
          <chart:series chart:style-name="ch10" chart:values-cell-range-address="Sheet1.B2:Sheet1.B11" chart:label-cell-address="Sheet1.B1:Sheet1.B1" chart:class="chart:bar">
            <chart:data-point chart:repeated="10"/>
          </chart:series>
          <chart:series chart:style-name="ch11" chart:values-cell-range-address="Sheet1.C2:Sheet1.C11" chart:label-cell-address="Sheet1.C1:Sheet1.C1" chart:class="chart:bar">
            <chart:data-point chart:repeated="10"/>
          </chart:series>
          <chart:series chart:style-name="ch12" chart:values-cell-range-address="Sheet1.D2:Sheet1.D11" chart:label-cell-address="Sheet1.D1:Sheet1.D1" chart:class="chart:bar">
            <chart:data-point chart:repeated="1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</text:p>
                <draw:g>
                  <svg:desc>Sheet1.B1:Sheet1.B1</svg:desc>
                </draw:g>
              </table:table-cell>
              <table:table-cell office:value-type="string">
                <text:p>Réalisé</text:p>
                <draw:g>
                  <svg:desc>Sheet1.C1:Sheet1.C1</svg:desc>
                </draw:g>
              </table:table-cell>
              <table:table-cell office:value-type="string">
                <text:p>Restant à fair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Interface utilisateur</text:p>
                <draw:g>
                  <svg:desc>Sheet1.A2:Sheet1.A11</svg:desc>
                </draw:g>
              </table:table-cell>
              <table:table-cell office:value-type="float" office:value="42767">
                <text:p>42767</text:p>
                <draw:g>
                  <svg:desc>Sheet1.B2:Sheet1.B11</svg:desc>
                </draw:g>
              </table:table-cell>
              <table:table-cell office:value-type="float" office:value="14">
                <text:p>14</text:p>
                <draw:g>
                  <svg:desc>Sheet1.C2:Sheet1.C11</svg:desc>
                </draw:g>
              </table:table-cell>
              <table:table-cell office:value-type="float" office:value="0">
                <text:p>0</text:p>
                <draw:g>
                  <svg:desc>Sheet1.D2:Sheet1.D11</svg:desc>
                </draw:g>
              </table:table-cell>
            </table:table-row>
            <table:table-row>
              <table:table-cell office:value-type="string">
                <text:p>Lecture du code existant</text:p>
              </table:table-cell>
              <table:table-cell office:value-type="float" office:value="42781">
                <text:p>42781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ortage de la Centrale DCC</text:p>
              </table:table-cell>
              <table:table-cell office:value-type="float" office:value="42799">
                <text:p>42799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Portage des capteurs/aiguillage</text:p>
              </table:table-cell>
              <table:table-cell office:value-type="float" office:value="42813">
                <text:p>42813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réation des scénario A</text:p>
              </table:table-cell>
              <table:table-cell office:value-type="float" office:value="42827">
                <text:p>42827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éfinition interface DCC-IXL</text:p>
              </table:table-cell>
              <table:table-cell office:value-type="float" office:value="42792">
                <text:p>42792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Définition logique IXL</text:p>
              </table:table-cell>
              <table:table-cell office:value-type="float" office:value="42796">
                <text:p>4279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Implementation moteur XIL</text:p>
              </table:table-cell>
              <table:table-cell office:value-type="float" office:value="42841">
                <text:p>42841</text:p>
              </table:table-cell>
              <table:table-cell office:value-type="float" office:value="0">
                <text:p>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Création des scenarios B</text:p>
              </table:table-cell>
              <table:table-cell office:value-type="float" office:value="42862">
                <text:p>42862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édaction rapport</text:p>
              </table:table-cell>
              <table:table-cell office:value-type="float" office:value="42767">
                <text:p>42767</text:p>
              </table:table-cell>
              <table:table-cell office:value-type="float" office:value="10">
                <text:p>1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